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mbria" svg:font-family="Cambria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50%" fo:text-align="center" style:justify-single-word="false"/>
      <style:text-properties fo:font-size="9pt" fo:language="en" fo:country="US" fo:font-weight="normal" officeooo:rsid="00170313" officeooo:paragraph-rsid="00170313" style:font-size-asian="7.84999990463257pt" style:font-weight-asian="normal" style:font-size-complex="9pt" style:font-weight-complex="normal"/>
    </style:style>
    <style:style style:name="P2" style:family="paragraph" style:parent-style-name="Heading_20_5">
      <style:paragraph-properties fo:margin-top="0cm" fo:margin-bottom="0cm" style:contextual-spacing="false" fo:line-height="150%" fo:text-align="center" style:justify-single-word="false"/>
      <style:text-properties fo:font-size="20pt" fo:language="en" fo:country="US" fo:font-weight="normal" officeooo:rsid="003a672d" officeooo:paragraph-rsid="003a672d" style:font-size-asian="12pt" style:font-weight-asian="normal" style:font-size-complex="12pt" style:font-weight-complex="normal"/>
    </style:style>
    <style:style style:name="P3" style:family="paragraph" style:parent-style-name="Text_20_body" style:list-style-name="L1">
      <style:paragraph-properties fo:margin-top="0cm" fo:margin-bottom="0cm" style:contextual-spacing="false" fo:line-height="150%"/>
      <style:text-properties fo:language="en" fo:country="US"/>
    </style:style>
    <style:style style:name="P4" style:family="paragraph" style:parent-style-name="Text_20_body" style:list-style-name="L1">
      <style:paragraph-properties fo:margin-top="0cm" fo:margin-bottom="0cm" style:contextual-spacing="false" fo:line-height="150%"/>
      <style:text-properties fo:language="en" fo:country="US" officeooo:rsid="003bee63" officeooo:paragraph-rsid="003bee63"/>
    </style:style>
    <style:style style:name="T1" style:family="text">
      <style:text-properties style:text-underline-style="none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5" text:is-list-header="true">Tools</text:h>
      <text:p text:style-name="P1"/>
      <text:section text:style-name="Sect1" text:name="Section1">
        <text:list xml:id="list4067891777" text:style-name="L1">
          <text:list-item>
            <text:p text:style-name="P3"><text:s/>bottle opener</text:p>
          </text:list-item>
          <text:list-item>
            <text:p text:style-name="P3"><text:s/>briefcase</text:p>
          </text:list-item>
          <text:list-item>
            <text:p text:style-name="P3"><text:s/>broom</text:p>
          </text:list-item>
          <text:list-item>
            <text:p text:style-name="P3"><text:s/>chain saw</text:p>
          </text:list-item>
          <text:list-item>
            <text:p text:style-name="P3"><text:s/>compass</text:p>
          </text:list-item>
          <text:list-item>
            <text:p text:style-name="P3"><text:s/>computer</text:p>
          </text:list-item>
          <text:list-item>
            <text:p text:style-name="P3"><text:s/>corkscrew</text:p>
          </text:list-item>
          <text:list-item>
            <text:p text:style-name="P3"><text:s/>crowbar</text:p>
          </text:list-item>
          <text:list-item>
            <text:p text:style-name="P3"><text:s/>drill</text:p>
          </text:list-item>
          <text:list-item>
            <text:p text:style-name="P3"><text:s/>drums</text:p>
          </text:list-item>
          <text:list-item>
            <text:p text:style-name="P3"><text:s/>eyedropper</text:p>
          </text:list-item>
          <text:list-item>
            <text:p text:style-name="P3"><text:s/>fishhook</text:p>
          </text:list-item>
          <text:list-item>
            <text:p text:style-name="P3"><text:s/>fishing net</text:p>
          </text:list-item>
          <text:list-item>
            <text:p text:style-name="P3"><text:s/>fishing rod</text:p>
          </text:list-item>
          <text:list-item>
            <text:p text:style-name="P3"><text:s/>gardener fork</text:p>
          </text:list-item>
          <text:list-item>
            <text:p text:style-name="P3"><text:s/>glasses</text:p>
          </text:list-item>
          <text:list-item>
            <text:p text:style-name="P3"><text:s/>guitar</text:p>
          </text:list-item>
          <text:list-item>
            <text:p text:style-name="P3"><text:s/>gun (handgun)</text:p>
          </text:list-item>
          <text:list-item>
            <text:p text:style-name="P3"><text:s/>hair cutting scissors</text:p>
          </text:list-item>
          <text:list-item>
            <text:p text:style-name="P3"><text:s/>hammer</text:p>
          </text:list-item>
          <text:list-item>
            <text:p text:style-name="P3"><text:s/>handsaw</text:p>
          </text:list-item>
          <text:list-item>
            <text:p text:style-name="P3"><text:s/>hard hat</text:p>
          </text:list-item>
          <text:list-item>
            <text:p text:style-name="P3"><text:s/>hoe</text:p>
          </text:list-item>
          <text:list-item>
            <text:p text:style-name="P3"><text:s/>iron</text:p>
          </text:list-item>
          <text:list-item>
            <text:p text:style-name="P3"><text:s/>ladder</text:p>
          </text:list-item>
          <text:list-item>
            <text:p text:style-name="P3"><text:s/>microphone</text:p>
          </text:list-item>
          <text:list-item>
            <text:p text:style-name="P3"><text:s/>nails</text:p>
          </text:list-item>
          <text:list-item>
            <text:p text:style-name="P3"><text:s/>notice board</text:p>
          </text:list-item>
          <text:list-item>
            <text:p text:style-name="P3">paintbrush</text:p>
          </text:list-item>
          <text:list-item>
            <text:p text:style-name="P3"><text:s/>paper punch</text:p>
          </text:list-item>
          <text:list-item>
            <text:p text:style-name="P3"><text:s/>pliers</text:p>
          </text:list-item>
          <text:list-item>
            <text:p text:style-name="P3"><text:s/>printer</text:p>
          </text:list-item>
          <text:list-item>
            <text:p text:style-name="P3"><text:s/>projector</text:p>
          </text:list-item>
          <text:list-item>
            <text:p text:style-name="P3"><text:s/>rake</text:p>
          </text:list-item>
          <text:list-item>
            <text:p text:style-name="P3"><text:s/>rubber stamp</text:p>
          </text:list-item>
          <text:list-item>
            <text:p text:style-name="P3"><text:s/>scale</text:p>
          </text:list-item>
          <text:list-item>
            <text:p text:style-name="P3"><text:s/>screw driver</text:p>
          </text:list-item>
          <text:list-item>
            <text:p text:style-name="P3"><text:s/>sewing machine</text:p>
          </text:list-item>
          <text:list-item>
            <text:p text:style-name="P3"><text:s/>shovel</text:p>
          </text:list-item>
          <text:list-item>
            <text:p text:style-name="P3"><text:s/>stethoscope</text:p>
          </text:list-item>
          <text:list-item>
            <text:p text:style-name="P3"><text:s/>sticky notes</text:p>
          </text:list-item>
          <text:list-item>
            <text:p text:style-name="P3"><text:s/>syringe</text:p>
          </text:list-item>
          <text:list-item>
            <text:p text:style-name="P3"><text:s/>tape dispenser</text:p>
          </text:list-item>
          <text:list-item>
            <text:p text:style-name="P3"><text:s/>tape measure</text:p>
          </text:list-item>
          <text:list-item>
            <text:p text:style-name="P3"><text:s/>thermometer</text:p>
          </text:list-item>
          <text:list-item>
            <text:p text:style-name="P3"><text:s/>tractor</text:p>
          </text:list-item>
          <text:list-item>
            <text:p text:style-name="P4">tweezers </text:p>
          </text:list-item>
          <text:list-item>
            <text:p text:style-name="P3"><text:s/>wastebasket</text:p>
          </text:list-item>
          <text:list-item>
            <text:p text:style-name="P3"><text:s/>water hose</text:p>
          </text:list-item>
          <text:list-item>
            <text:p text:style-name="P3"><text:s/>wheelbarrow</text:p>
          </text:list-item>
          <text:list-item>
            <text:p text:style-name="P3"><text:s/>wrench</text:p>
          </text:list-item>
          <text:list-item>
            <text:p text:style-name="P3"><text:s/>wrenches</text:p>
          </text:list-item>
          <text:list-item>
            <text:p text:style-name="P3"><text:s/><text:span text:style-name="T1">xerox</text:span> (copier)</text:p>
          </text:list-item>
        </text:list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mbria" svg:font-family="Cambria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mbria" fo:font-family="Cambria" style:font-family-generic="roman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Numbering_20_Symbols" style:display-name="Numbering Symbols" style:family="text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.004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 G</meta:initial-creator>
    <meta:creation-date>2022-10-21T12:43:00.329000000</meta:creation-date>
    <dc:date>2022-11-03T10:24:39.498000000</dc:date>
    <dc:creator>E G</dc:creator>
    <meta:editing-duration>PT5H36M37S</meta:editing-duration>
    <meta:editing-cycles>34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54" meta:word-count="126" meta:character-count="683" meta:non-whitespace-character-count="612"/>
  </office:meta>
</office:document-meta>
</file>